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02bdf7"/>
    </style:style>
    <style:style style:name="T2" style:family="text">
      <style:text-properties officeooo:rsid="0002f5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GoBack"/>Hora de somar dois números. <text:span text:style-name="T1">Crie</text:span> um programa que leia <text:span text:style-name="T2">dois</text:span> números e imprima apenas o resultado da soma entre eles. Dica: Utilize <text:span text:style-name="T2">três</text:span> variáveis para o seu programa.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</meta:initial-creator>
    <meta:editing-cycles>4</meta:editing-cycles>
    <meta:creation-date>2017-08-26T17:41:00</meta:creation-date>
    <dc:date>2017-10-04T17:25:39.889365827</dc:date>
    <meta:editing-duration>PT5M21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29" meta:character-count="165" meta:non-whitespace-character-count="137"/>
    <meta:user-defined meta:name="AppVersion">16.0000</meta:user-defined>
    <meta:user-defined meta:name="Company">Ford Motor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